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bfea" officeooo:paragraph-rsid="0007bf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bfea" officeooo:paragraph-rsid="0007bfe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b94b" officeooo:paragraph-rsid="0008b94b" style:font-weight-asian="bold" style:font-weight-complex="bold"/>
    </style:style>
    <style:style style:name="P4" style:family="paragraph" style:parent-style-name="Standard">
      <style:text-properties officeooo:rsid="001f2908" officeooo:paragraph-rsid="0008b94b"/>
    </style:style>
    <style:style style:name="P5" style:family="paragraph" style:parent-style-name="Standard">
      <style:text-properties officeooo:rsid="001f2908" officeooo:paragraph-rsid="00097707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7bfea" officeooo:paragraph-rsid="0007bfea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7bfea" officeooo:paragraph-rsid="0008b94b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8b94b" officeooo:paragraph-rsid="0008b94b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8b94b" officeooo:paragraph-rsid="0008b94b" style:font-weight-asian="bold" style:font-weight-complex="bold"/>
    </style:style>
    <style:style style:name="P10" style:family="paragraph" style:parent-style-name="Standard" style:list-style-name="L2">
      <style:text-properties fo:font-weight="bold" officeooo:rsid="0008b94b" officeooo:paragraph-rsid="0008b94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b94b" officeooo:paragraph-rsid="0008b94b" style:font-weight-asian="normal" style:font-weight-complex="normal"/>
    </style:style>
    <style:style style:name="P12" style:family="paragraph" style:parent-style-name="Standard">
      <style:text-properties fo:font-weight="normal" officeooo:rsid="001f2908" officeooo:paragraph-rsid="0008b94b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8b94b" officeooo:paragraph-rsid="0008b94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8b94b"/>
    </style:style>
    <style:style style:name="P15" style:family="paragraph" style:parent-style-name="Standard" style:list-style-name="L3">
      <style:text-properties officeooo:paragraph-rsid="0008b94b"/>
    </style:style>
    <style:style style:name="P16" style:family="paragraph" style:parent-style-name="Standard" style:list-style-name="L3">
      <style:text-properties officeooo:paragraph-rsid="00097707"/>
    </style:style>
    <style:style style:name="P17" style:family="paragraph" style:parent-style-name="Standard" style:list-style-name="L3">
      <style:text-properties officeooo:paragraph-rsid="000a811e"/>
    </style:style>
    <style:style style:name="P18" style:family="paragraph" style:parent-style-name="Standard" style:list-style-name="L3">
      <style:text-properties officeooo:paragraph-rsid="000bc15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94b" style:font-weight-asian="normal" style:font-weight-complex="normal"/>
    </style:style>
    <style:style style:name="T3" style:family="text">
      <style:text-properties fo:font-weight="normal" officeooo:rsid="001f2908" style:font-weight-asian="normal" style:font-weight-complex="normal"/>
    </style:style>
    <style:style style:name="T4" style:family="text">
      <style:text-properties fo:font-weight="normal" officeooo:rsid="00097707" style:font-weight-asian="normal" style:font-weight-complex="normal"/>
    </style:style>
    <style:style style:name="T5" style:family="text">
      <style:text-properties fo:font-weight="normal" officeooo:rsid="000a811e" style:font-weight-asian="normal" style:font-weight-complex="normal"/>
    </style:style>
    <style:style style:name="T6" style:family="text">
      <style:text-properties fo:font-weight="normal" officeooo:rsid="000bc156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bfea" style:font-weight-asian="bold" style:font-weight-complex="bold"/>
    </style:style>
    <style:style style:name="T9" style:family="text">
      <style:text-properties fo:font-weight="bold" officeooo:rsid="0008b94b" style:font-weight-asian="bold" style:font-weight-complex="bold"/>
    </style:style>
    <style:style style:name="T10" style:family="text">
      <style:text-properties fo:font-weight="bold" officeooo:rsid="001f2908" style:font-weight-asian="bold" style:font-weight-complex="bold"/>
    </style:style>
    <style:style style:name="T11" style:family="text">
      <style:text-properties fo:font-weight="bold" officeooo:rsid="00097707" style:font-weight-asian="bold" style:font-weight-complex="bold"/>
    </style:style>
    <style:style style:name="T12" style:family="text">
      <style:text-properties officeooo:rsid="0008b94b"/>
    </style:style>
    <style:style style:name="T13" style:family="text">
      <style:text-properties officeooo:rsid="001f2908"/>
    </style:style>
    <style:style style:name="T14" style:family="text">
      <style:text-properties officeooo:rsid="00097707"/>
    </style:style>
    <style:style style:name="T15" style:family="text">
      <style:text-properties officeooo:rsid="000a811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– Ejercicio 3 “CONTRATOS”</text:p>
      <text:p text:style-name="P2"/>
      <text:p text:style-name="P2">ID: <text:span text:style-name="T1">Confeccionar minuta</text:span></text:p>
      <text:p text:style-name="P2">Titulo: <text:span text:style-name="T2">Como &lt;Empleado de mesa de entradas&gt; quiero &lt;confeccionar una minuta&gt; para &lt;hacer mi trabajo&gt;.</text:span></text:p>
      <text:p text:style-name="P2">Reglas de negocio: <text:span text:style-name="T1"><text:s/></text:span><text:span text:style-name="T2">Monto máximo de minuta <text:s/>$25000 y duración como máximo a 6 meses.</text:span></text:p>
      <text:p text:style-name="P2">Criterios de aceptación: </text:p>
      <text:list xml:id="list2272449314" text:style-name="L1">
        <text:list-item>
          <text:p text:style-name="P6">Escenario 1:<text:span text:style-name="T1"> </text:span><text:span text:style-name="T2">Minuta confeccionada con éxito.</text:span></text:p>
          <text:list>
            <text:list-item>
              <text:p text:style-name="P6">Dado <text:span text:style-name="T1"><text:s/></text:span><text:span text:style-name="T2">un empleado “juan perez” que ingresa nombre “felipe”, cuit “1234567890”, tipo de contrato “no se”, fecha de comienzo “16/10/23”, duración “3 meses” y monto “$21000”. </text:span></text:p>
            </text:list-item>
            <text:list-item>
              <text:p text:style-name="P7">Cuando <text:span text:style-name="T2">un el empleado ingresa nombre “felipe”, cuit “1234567890”, tipo de contrato “no se”, fecha de comienzo “16/10/23”, duración “3 meses” y monto “$21000”. </text:span></text:p>
            </text:list-item>
            <text:list-item>
              <text:p text:style-name="P6">Entonces <text:span text:style-name="T2">el sistema aprueba la minuta y genera un numero de minuta automático y se lo asigna a esta.</text:span></text:p>
            </text:list-item>
          </text:list>
        </text:list-item>
        <text:list-item>
          <text:p text:style-name="P8">Escenario 2: <text:span text:style-name="T1">Minuta Fallida por monto superior al máximo.</text:span></text:p>
          <text:list>
            <text:list-item>
              <text:p text:style-name="P8">Dado <text:span text:style-name="T1">un empleado “Juan perez” que ingresa “felipe”, cuit “1234567890”, tipo de contrato “no se”, con fecha de comienzo “16/10/23”, duración “3 meses” y monto $25001.</text:span></text:p>
            </text:list-item>
            <text:list-item>
              <text:p text:style-name="P8">Cuando <text:span text:style-name="T1">el empleado ingresa “felipe”, cuit “1234567890”, tipo de contrato “no se”, con fecha de comienzo “16/10/23”, duración “3 meses” y monto $25001.</text:span></text:p>
            </text:list-item>
            <text:list-item>
              <text:p text:style-name="P8">Entonces <text:span text:style-name="T1">el sistema informa que se excede el monto máximo permitido para la minuta.</text:span></text:p>
            </text:list-item>
          </text:list>
        </text:list-item>
        <text:list-item>
          <text:p text:style-name="P7">Escenario <text:span text:style-name="T12">3</text:span>:<text:span text:style-name="T1"> </text:span><text:span text:style-name="T2">Minuta fallida, duración de contrato excede el máximo.</text:span></text:p>
          <text:list>
            <text:list-item>
              <text:p text:style-name="P7">Dado <text:span text:style-name="T1"><text:s/></text:span><text:span text:style-name="T2">un empleado “juan perez” que ingresa nombre “felipe”, cuit “1234567890”, tipo de contrato “no se”, fecha de comienzo “16/10/23”, duración “7 meses” y monto “$21000”. </text:span></text:p>
            </text:list-item>
            <text:list-item>
              <text:p text:style-name="P7">Cuando <text:span text:style-name="T2">un el empleado ingresa nombre “felipe”, cuit “1234567890”, tipo de contrato “no se”, fecha de comienzo “16/10/23”, duración “7 meses” y monto “$21000”. </text:span></text:p>
            </text:list-item>
            <text:list-item>
              <text:p text:style-name="P7"><text:span text:style-name="T1">Entonces </text:span><text:span text:style-name="T2">el sistema informa que no se aprueba la minuta por exceder el tiempo máximo de contrato.</text:span></text:p>
            </text:list-item>
          </text:list>
        </text:list-item>
      </text:list>
      <text:p text:style-name="P11"/>
      <text:p text:style-name="P3">ID:<text:span text:style-name="T1"> Aprobar Minuta</text:span></text:p>
      <text:p text:style-name="P3">Titulo: <text:span text:style-name="T1">Como &lt;empleado de rendiciones&gt; quiero &lt;aprobar la minuta&gt; para &lt;poder confeccionar el contrato&gt;.</text:span></text:p>
      <text:p text:style-name="P3">Reglas de negocio: <text:span text:style-name="T1">Persona de minuta debe tener menos de 3 minutas activas</text:span></text:p>
      <text:p text:style-name="P3">Criterios de aceptación: </text:p>
      <text:list xml:id="list4174787322" text:style-name="L2">
        <text:list-item>
          <text:p text:style-name="P9">Escenario 1: <text:span text:style-name="T1">Aprobación de minuta con Éxito.</text:span></text:p>
          <text:list>
            <text:list-item>
              <text:p text:style-name="P9">Dado <text:span text:style-name="T1">un empleado “Juan Palotes” que ingresa el cuit “1234567890”, que es un CUIT registrado en el sistema y esta habilitado en <text:s/>la AFIP, y tiene menos de 3 minutas.</text:span></text:p>
            </text:list-item>
            <text:list-item>
              <text:p text:style-name="P9">Cuando<text:span text:style-name="T1"> un empleado que ingresa el cuit “1234567890”</text:span></text:p>
            </text:list-item>
            <text:list-item>
              <text:p text:style-name="P9">Entonces <text:span text:style-name="T1">el sistema informa que la minuta estará en condiciones de ser aprobada</text:span><text:span text:style-name="T3">.</text:span></text:p>
            </text:list-item>
          </text:list>
        </text:list-item>
        <text:list-item>
          <text:p text:style-name="P13"><text:span text:style-name="T10">E</text:span><text:span text:style-name="T7">scenario 2</text:span><text:span text:style-name="T1">: Aprobación de minuta Fallida, CUIT con 3 minutas activas.</text:span></text:p>
          <text:list>
            <text:list-item>
              <text:p text:style-name="P9">Dado <text:span text:style-name="T1">un empleado “Juan Palotes” que ingresa el cuit “1234567890”, cuit registrado en sistema con 3 minutas.</text:span></text:p>
            </text:list-item>
            <text:list-item>
              <text:p text:style-name="P9">Cuando<text:span text:style-name="T1"> un empleado que ingresa el cuit “1234567890”</text:span></text:p>
            </text:list-item>
            <text:list-item>
              <text:p text:style-name="P9">Entonces<text:span text:style-name="T1"> </text:span><text:span text:style-name="T3">el sistema </text:span><text:span text:style-name="T1">informa que la minuta no es aprobada por que excede la cantidad máxima de minutas activas</text:span><text:span text:style-name="T3">.</text:span></text:p>
            </text:list-item>
          </text:list>
        </text:list-item>
        <text:list-item>
          <text:p text:style-name="P14"><text:soft-page-break/><text:span text:style-name="T10">E</text:span><text:span text:style-name="T9">scenario 3</text:span><text:span text:style-name="T2">: Aprobación de minuta Fallida, CUIT no encontrado en sistema.</text:span></text:p>
          <text:list>
            <text:list-item>
              <text:p text:style-name="P9">Dado <text:span text:style-name="T1">un empleado “Juan Palotes” que ingresa el cuit “1234567891”, cuit no registrado en el sistema.</text:span></text:p>
            </text:list-item>
            <text:list-item>
              <text:p text:style-name="P9">Cuando<text:span text:style-name="T1"> un empleado que ingresa el cuit “1234567891”</text:span></text:p>
            </text:list-item>
            <text:list-item>
              <text:p text:style-name="P9"><text:span text:style-name="T13">Entonces</text:span><text:span text:style-name="T3"> el sistema informa que </text:span><text:span text:style-name="T4">el cuit </text:span><text:span text:style-name="T3">.</text:span></text:p>
            </text:list-item>
          </text:list>
          <text:p text:style-name="P10"/>
          <text:p text:style-name="P10"/>
        </text:list-item>
      </text:list>
      <text:p text:style-name="P4"><text:span text:style-name="T9">I</text:span><text:span text:style-name="T7">D:</text:span> <text:s/><text:span text:style-name="T14">Validar CUIT en servidor AFIP</text:span></text:p>
      <text:p text:style-name="P4"><text:span text:style-name="T7">Titulo:</text:span> <text:s/>Como &lt;<text:span text:style-name="T15">Empleado de rendiciones </text:span>&gt; quiero &lt;<text:span text:style-name="T12">conectarme con un servidor de AFIP</text:span>&gt; para &lt;<text:span text:style-name="T12">validar un CUIT</text:span>&gt;.</text:p>
      <text:p text:style-name="P4"><text:span text:style-name="T7">Reglas de negocio:</text:span> <text:span text:style-name="T14">envió del sistema al servidor AFIP un t</text:span><text:span text:style-name="T12">oken </text:span><text:span text:style-name="T15">unico</text:span><text:span text:style-name="T12">.</text:span></text:p>
      <text:p text:style-name="P4"><text:span text:style-name="T7">Criterios de aceptación:</text:span> </text:p>
      <text:list xml:id="list3072297580" text:style-name="L3">
        <text:list-item>
          <text:p text:style-name="P15"><text:span text:style-name="T9">E</text:span><text:span text:style-name="T10">scenario 1:</text:span><text:span text:style-name="T13"> </text:span><text:span text:style-name="T12">CUIT validación con Éxito y habilitado.</text:span></text:p>
          <text:list>
            <text:list-item>
              <text:p text:style-name="P15"><text:span text:style-name="T10">Dado</text:span><text:span text:style-name="T13"> </text:span><text:span text:style-name="T12">un </text:span><text:span text:style-name="T15">empleado de rendiciones “Juan Palotes” que envia un </text:span><text:span text:style-name="T14">token “</text:span><text:span text:style-name="T15">1123</text:span><text:span text:style-name="T14">” </text:span><text:span text:style-name="T15">unico </text:span><text:span text:style-name="T14">, y </text:span><text:span text:style-name="T12">un CUIT “</text:span><text:span text:style-name="T14">12345679890</text:span><text:span text:style-name="T12">”.</text:span></text:p>
            </text:list-item>
            <text:list-item>
              <text:p text:style-name="P15"><text:span text:style-name="T10">Cuando</text:span><text:span text:style-name="T13"> </text:span><text:span text:style-name="T15">el empleado envia el token “1123” y </text:span><text:span text:style-name="T14">se enviá <text:s/></text:span><text:span text:style-name="T15">el</text:span><text:span text:style-name="T14"> </text:span><text:span text:style-name="T12">CUIT “1234567890”</text:span></text:p>
            </text:list-item>
            <text:list-item>
              <text:p text:style-name="P16"><text:span text:style-name="T10">Entonces</text:span><text:span text:style-name="T13"> </text:span><text:span text:style-name="T12">El sistema de AFIP </text:span><text:span text:style-name="T15">acepta el token y </text:span><text:span text:style-name="T12">valida el mismo, </text:span><text:span text:style-name="T14">retorna</text:span><text:span text:style-name="T15">ndo</text:span><text:span text:style-name="T14"> la información de</text:span><text:span text:style-name="T15">l</text:span><text:span text:style-name="T14"> CUIT </text:span><text:span text:style-name="T4">habilitado</text:span><text:span text:style-name="T14">.</text:span></text:p>
            </text:list-item>
          </text:list>
        </text:list-item>
        <text:list-item>
          <text:p text:style-name="P16"><text:span text:style-name="T9">E</text:span><text:span text:style-name="T10">scenario 2</text:span><text:span text:style-name="T13">:</text:span><text:span text:style-name="T3"> </text:span><text:span text:style-name="T2">CUIT validación con Éxito y </text:span><text:span text:style-name="T4">no </text:span><text:span text:style-name="T2">habilitado.</text:span></text:p>
          <text:list>
            <text:list-item>
              <text:p text:style-name="P17"><text:span text:style-name="T10">Dado</text:span><text:span text:style-name="T13"> </text:span><text:span text:style-name="T12">un </text:span><text:span text:style-name="T15">empleado de rendiciones “Juan Palotes” que envia un </text:span><text:span text:style-name="T14">token “</text:span><text:span text:style-name="T15">1123</text:span><text:span text:style-name="T14">” </text:span><text:span text:style-name="T15">unico</text:span><text:span text:style-name="T14">, y </text:span><text:span text:style-name="T12">un CUIT “</text:span><text:span text:style-name="T14">12345679890</text:span><text:span text:style-name="T12">”.</text:span></text:p>
            </text:list-item>
            <text:list-item>
              <text:p text:style-name="P17"><text:span text:style-name="T10">Cuando</text:span><text:span text:style-name="T13"> </text:span><text:span text:style-name="T15">el empleado envia el token “1123” y </text:span><text:span text:style-name="T14">se enviá el </text:span><text:span text:style-name="T12">CUIT “1234567890”</text:span></text:p>
            </text:list-item>
            <text:list-item>
              <text:p text:style-name="P16"><text:span text:style-name="T10">Entonces</text:span><text:span text:style-name="T3"> </text:span><text:span text:style-name="T2">El sistema de AFIP valida el </text:span><text:span text:style-name="T5">token </text:span><text:span text:style-name="T2"><text:s/></text:span><text:span text:style-name="T4">y retorna la información de CUIT no habilitado.</text:span></text:p>
            </text:list-item>
          </text:list>
        </text:list-item>
        <text:list-item>
          <text:p text:style-name="P16"><text:span text:style-name="T9">E</text:span><text:span text:style-name="T10">scenario </text:span><text:span text:style-name="T11">3</text:span><text:span text:style-name="T13">:</text:span><text:span text:style-name="T3"> </text:span><text:span text:style-name="T4">CUIT validación fallida, servidor fuera de servicio</text:span><text:span text:style-name="T2">.</text:span></text:p>
          <text:list>
            <text:list-item>
              <text:p text:style-name="P18"><text:span text:style-name="T10">Dado</text:span><text:span text:style-name="T13"> </text:span><text:span text:style-name="T12">un </text:span><text:span text:style-name="T15">empleado de rendiciones “Juan Palotes” que envia un </text:span><text:span text:style-name="T14">token “</text:span><text:span text:style-name="T15">1123</text:span><text:span text:style-name="T14">” </text:span><text:span text:style-name="T15">unico</text:span><text:span text:style-name="T14">, y </text:span><text:span text:style-name="T12">un CUIT “</text:span><text:span text:style-name="T14">12345679890</text:span><text:span text:style-name="T12">”.</text:span></text:p>
            </text:list-item>
            <text:list-item>
              <text:p text:style-name="P18"><text:span text:style-name="T10">Cuando</text:span><text:span text:style-name="T13"> </text:span><text:span text:style-name="T15">el empleado envia el token “1123” y </text:span><text:span text:style-name="T14">se enviá el </text:span><text:span text:style-name="T12">CUIT “1234567890”</text:span></text:p>
            </text:list-item>
            <text:list-item>
              <text:p text:style-name="P16"><text:span text:style-name="T10">Entonces</text:span><text:span text:style-name="T3"> </text:span><text:span text:style-name="T2">El sistema de AFIP </text:span><text:span text:style-name="T4">no responde el mensaje dado que esta fuera de linea, </text:span><text:span text:style-name="T6">se emite mensaje de error</text:span><text:span text:style-name="T4">.</text:span></text:p>
            </text:list-item>
          </text:list>
        </text:list-item>
        <text:list-item>
          <text:p text:style-name="P16"><text:span text:style-name="T9">E</text:span><text:span text:style-name="T10">scenario </text:span><text:span text:style-name="T11">4</text:span><text:span text:style-name="T13">:</text:span><text:span text:style-name="T3"> </text:span><text:span text:style-name="T2">CUIT validación </text:span><text:span text:style-name="T4">fallida, </text:span><text:span text:style-name="T6">token valido y </text:span><text:span text:style-name="T4">numero de CUIT no corresponde a ninguna persona</text:span><text:span text:style-name="T2">.</text:span></text:p>
          <text:list>
            <text:list-item>
              <text:p text:style-name="P18"><text:span text:style-name="T10">Dado</text:span><text:span text:style-name="T13"> </text:span><text:span text:style-name="T15">el empleado envia el token “1123” y </text:span><text:span text:style-name="T12">un CUIT “</text:span><text:span text:style-name="T14">9999999999</text:span><text:span text:style-name="T12">”.</text:span></text:p>
            </text:list-item>
            <text:list-item>
              <text:p text:style-name="P18"><text:span text:style-name="T10">Cuando</text:span><text:span text:style-name="T13"> </text:span><text:span text:style-name="T15">el empleado envia el token “1123” y </text:span><text:span text:style-name="T14">se enviá el </text:span><text:span text:style-name="T12">CUIT “</text:span><text:span text:style-name="T14">9999999999</text:span><text:span text:style-name="T12">”</text:span></text:p>
            </text:list-item>
            <text:list-item>
              <text:p text:style-name="P16"><text:span text:style-name="T10">Entonces</text:span><text:span text:style-name="T3"> </text:span><text:span text:style-name="T2">El sistema de AFIP </text:span><text:span text:style-name="T4">no encuentra el CUIT ingresado e informa el error.</text:span></text:p>
            </text:list-item>
          </text:list>
        </text:list-item>
      </text:list>
      <text:p text:style-name="P12"/>
      <text:p text:style-name="P5"><text:span text:style-name="T9">I</text:span><text:span text:style-name="T7">D:</text:span> <text:s/><text:span text:style-name="T14">Listar minutas aprobadas</text:span></text:p>
      <text:p text:style-name="P5"><text:span text:style-name="T7">Titulo:</text:span> <text:s/>Como &lt;<text:span text:style-name="T12">Empleado de rendiciones</text:span>&gt; quiero &lt;<text:span text:style-name="T14">imprimir listado de minutas</text:span>&gt; para &lt;<text:span text:style-name="T14">entregárselas al jefe</text:span>&gt;.</text:p>
      <text:p text:style-name="P5"><text:span text:style-name="T7">Reglas de negocio:</text:span> -</text:p>
      <text:p text:style-name="P5"><text:span text:style-name="T7">Criterios de aceptación:</text:span> </text:p>
      <text:list xml:id="list184538842905815" text:continue-numbering="true" text:style-name="L3">
        <text:list-item>
          <text:p text:style-name="P16"><text:span text:style-name="T9">E</text:span><text:span text:style-name="T10">scenario 1:</text:span><text:span text:style-name="T13"> </text:span><text:span text:style-name="T14">Impresión de minuta Exitosa</text:span><text:span text:style-name="T12">.</text:span></text:p>
          <text:list>
            <text:list-item>
              <text:p text:style-name="P16"><text:span text:style-name="T10">Dado</text:span><text:span text:style-name="T13"> </text:span><text:span text:style-name="T12">un empleado “Juan Palotes” que </text:span><text:span text:style-name="T14">desea imprimir las minutas aprobadas y existe al menos una </text:span><text:span text:style-name="T12">.</text:span></text:p>
            </text:list-item>
            <text:list-item>
              <text:p text:style-name="P16"><text:span text:style-name="T10">Cuando</text:span><text:span text:style-name="T13"> </text:span><text:span text:style-name="T14">el empleado presione “IMPRIMIR LISTADO”</text:span></text:p>
            </text:list-item>
            <text:list-item>
              <text:p text:style-name="P16"><text:span text:style-name="T10">Entonces</text:span><text:span text:style-name="T13"> </text:span><text:span text:style-name="T12">El sistema </text:span><text:span text:style-name="T14">imprimirá el listado de minutas aprobadas.</text:span></text:p>
            </text:list-item>
          </text:list>
        </text:list-item>
        <text:list-item>
          <text:p text:style-name="P16"><text:span text:style-name="T9">E</text:span><text:span text:style-name="T10">scenario 2</text:span><text:span text:style-name="T3">: </text:span><text:span text:style-name="T4">Impresión de minuta Fallida</text:span><text:span text:style-name="T2">.</text:span></text:p>
          <text:list>
            <text:list-item>
              <text:p text:style-name="P16"><text:span text:style-name="T10">Dado</text:span><text:span text:style-name="T13"> </text:span><text:span text:style-name="T12">un empleado “Juan Palotes” que </text:span><text:span text:style-name="T14">desea imprimir las minutas aprobadas y no existe ninguna</text:span><text:span text:style-name="T12">.</text:span></text:p>
            </text:list-item>
            <text:list-item>
              <text:p text:style-name="P16"><text:span text:style-name="T10">Cuando</text:span><text:span text:style-name="T13"> </text:span><text:span text:style-name="T14">el empleado presione “IMPRIMIR LISTADO”</text:span></text:p>
            </text:list-item>
          </text:list>
        </text:list-item>
        <text:list-item>
          <text:p text:style-name="P16"><text:span text:style-name="T10">Entonces</text:span><text:span text:style-name="T3"> </text:span><text:span text:style-name="T2">El sistema </text:span><text:span text:style-name="T4">informara que no hay list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3:46:48.209000000</meta:creation-date>
    <dc:date>2023-10-13T17:47:49.475087636</dc:date>
    <meta:editing-duration>PT2H29M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864" meta:character-count="5112" meta:non-whitespace-character-count="4343"/>
  </office:meta>
</office:document-meta>
</file>